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eb4f" officeooo:paragraph-rsid="001deb4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deb4f" officeooo:paragraph-rsid="001deb4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f34b2" officeooo:paragraph-rsid="001f34b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2121e0" officeooo:paragraph-rsid="002121e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243200" officeooo:paragraph-rsid="0024320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bold" officeooo:rsid="001f34b2" officeooo:paragraph-rsid="001f34b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bold" officeooo:rsid="00243200" officeooo:paragraph-rsid="00243200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f34b2" officeooo:paragraph-rsid="001f34b2" style:font-weight-asian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f34b2" officeooo:paragraph-rsid="001f34b2" style:font-weight-asian="normal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2121e0" officeooo:paragraph-rsid="002121e0" style:font-weight-asian="normal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243200" officeooo:paragraph-rsid="00243200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243200" officeooo:paragraph-rsid="00243200" style:font-weight-asian="normal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243200" officeooo:paragraph-rsid="00243200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43200" officeooo:paragraph-rsid="00243200" style:font-style-asian="normal" style:font-weight-asian="normal" style:font-style-complex="normal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fo:font-style="normal" style:text-underline-style="none" fo:font-weight="normal" officeooo:rsid="00243200" officeooo:paragraph-rsid="00243200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243200" officeooo:paragraph-rsid="00243200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121e0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2627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ic</text:p>
      <text:p text:style-name="P1"/>
      <text:p text:style-name="P2">The area of philosophy which studies correct reasoning and sound judgement.</text:p>
      <text:p text:style-name="P2"/>
      <text:p text:style-name="P2">Specific-&gt;General = Inductive</text:p>
      <text:p text:style-name="P2">General-&gt;Specific = Deductive</text:p>
      <text:p text:style-name="P2"/>
      <text:p text:style-name="P6">Laws of Thought (Aristotle)</text:p>
      <text:list xml:id="list2120580104453419476" text:style-name="L1">
        <text:list-item>
          <text:p text:style-name="P8">Law of non-contradiction – something cannot be said to 'be' and 'not be' at the same time. Example: If the statement “David exists” is true, then “David does not exist” cannot also be true.</text:p>
        </text:list-item>
        <text:list-item>
          <text:p text:style-name="P8">Law of excluded middle – Something must either be or not be – there is no middle ground. (All logic must be Boolean)</text:p>
        </text:list-item>
        <text:list-item>
          <text:p text:style-name="P8">Law of identity – Something is what it is. Example: If “David is David” is true, and “Laura is Laura” is true, then “David is Laura” is false.</text:p>
        </text:list-item>
      </text:list>
      <text:p text:style-name="P2"/>
      <text:p text:style-name="P6">Formal Logic (Deductive)</text:p>
      <text:list xml:id="list4911927777653855725" text:style-name="L2">
        <text:list-item>
          <text:p text:style-name="P9">Developed by Aristotle. Two premises lead to valid conclusions. This form is known as a <text:span text:style-name="T2">syllogism</text:span>.</text:p>
        </text:list-item>
        <text:list-item>
          <text:p text:style-name="P9">An argument is “valid” if the process is logical.</text:p>
        </text:list-item>
        <text:list-item>
          <text:p text:style-name="P9">An argument is “true” if the assumptions made by the argument are correct.</text:p>
        </text:list-item>
        <text:list-item>
          <text:p text:style-name="P9">Types of formal logic</text:p>
          <text:list>
            <text:list-item>
              <text:p text:style-name="P9"><text:s/>Catagorical argument:</text:p>
              <text:list>
                <text:list-item>
                  <text:p text:style-name="P9">All humans have souls<text:tab/><text:tab/>No animals have souls</text:p>
                </text:list-item>
                <text:list-item>
                  <text:p text:style-name="P9">Katie is human.<text:tab/><text:tab/><text:tab/>Fluffy is an animal</text:p>
                </text:list-item>
                <text:list-item>
                  <text:p text:style-name="P9">Therefore, Katie has a soul.<text:tab/><text:tab/>Fluffy does not have a soul.</text:p>
                </text:list-item>
              </text:list>
            </text:list-item>
            <text:list-item>
              <text:p text:style-name="P9">Hypothetical argument:</text:p>
              <text:list>
                <text:list-item>
                  <text:p text:style-name="P9">If philosophy is mental exercise, you must use your brain</text:p>
                </text:list-item>
                <text:list-item>
                  <text:p text:style-name="P9">Philosophy is mental exercise</text:p>
                </text:list-item>
                <text:list-item>
                  <text:p text:style-name="P9">Therefore, you must use your brain.</text:p>
                </text:list-item>
              </text:list>
            </text:list-item>
            <text:list-item>
              <text:p text:style-name="P9">Disjunctive argument:</text:p>
              <text:list>
                <text:list-item>
                  <text:p text:style-name="P9">Either logic makes sense, or it's a waste of time</text:p>
                </text:list-item>
                <text:list-item>
                  <text:p text:style-name="P9">Logic is not a waste of time</text:p>
                </text:list-item>
                <text:list-item>
                  <text:p text:style-name="P9">Therefore, logic makes sense.</text:p>
                </text:list-item>
              </text:list>
            </text:list-item>
          </text:list>
        </text:list-item>
      </text:list>
      <text:p text:style-name="P3"/>
      <text:p text:style-name="P3">A <text:span text:style-name="T2">syllogism</text:span> can become a <text:span text:style-name="T2">chain argument</text:span> if more than two premises are used.</text:p>
      <text:p text:style-name="P3"/>
      <text:p text:style-name="P3">p. 54 – Reasoning definitions.</text:p>
      <text:p text:style-name="P3">p. <text:span text:style-name="T3">56-57 – Usage of letters to denote arguments</text:span></text:p>
      <text:p text:style-name="P4">p. 62 – Disjunctive reasoning (either or)</text:p>
      <text:p text:style-name="P4">p. 63-64 – Chain Arguments</text:p>
      <text:p text:style-name="P4"/>
      <text:p text:style-name="P4">Create:</text:p>
      <text:list xml:id="list697874106413014005" text:style-name="L3">
        <text:list-item>
          <text:p text:style-name="P10">2 catagorical arguments</text:p>
        </text:list-item>
        <text:list-item>
          <text:p text:style-name="P10">2 hypothetical arguments</text:p>
        </text:list-item>
        <text:list-item>
          <text:p text:style-name="P10">2 disjunctive arguments</text:p>
        </text:list-item>
        <text:list-item>
          <text:p text:style-name="P10">1 chain argument</text:p>
        </text:list-item>
      </text:list>
      <text:p text:style-name="P7"><text:soft-page-break/>Catagorical</text:p>
      <text:list xml:id="list1197721755541701773" text:style-name="L4">
        <text:list-item>
          <text:p text:style-name="P11">All humans have free will<text:tab/><text:tab/>Books contain text</text:p>
        </text:list-item>
        <text:list-item>
          <text:p text:style-name="P13"><text:span text:style-name="T1">Socrates is human<text:tab/><text:tab/><text:tab/></text:span><text:span text:style-name="T4">To Kill a Mockingbird </text:span><text:span text:style-name="T5">is a book</text:span></text:p>
        </text:list-item>
        <text:list-item>
          <text:p text:style-name="P13"><text:span text:style-name="T1">Therefore, Socrates has free will.<text:tab/></text:span><text:span text:style-name="T4">To Kill a Mockingbird </text:span><text:span text:style-name="T5">contains text.</text:span></text:p>
        </text:list-item>
      </text:list>
      <text:p text:style-name="P14"/>
      <text:p text:style-name="P16">Hypothetical</text:p>
      <text:list xml:id="list9056370236753676519" text:style-name="L5">
        <text:list-item>
          <text:p text:style-name="P15">If learning is important,<text:tab/><text:tab/><text:span text:style-name="T6">If Yuri is blue, </text:span><text:line-break/>one should learn.. </text:p>
        </text:list-item>
        <text:list-item>
          <text:p text:style-name="P15">Learning is important.<text:tab/><text:tab/></text:p>
        </text:list-item>
        <text:list-item>
          <text:p text:style-name="P15">Therefore, one should learn.<text:tab/><text:tab/></text:p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0T12:50:59.616064244</meta:creation-date>
    <dc:date>2013-10-16T12:38:49.529594170</dc:date>
    <meta:editing-duration>P2DT9H52M2S</meta:editing-duration>
    <meta:editing-cycles>5</meta:editing-cycles>
    <meta:generator>LibreOffice/4.1.2.3$Linux_X86_64 LibreOffice_project/410m0$Build-3</meta:generator>
    <meta:document-statistic meta:table-count="0" meta:image-count="0" meta:object-count="0" meta:page-count="2" meta:paragraph-count="43" meta:word-count="348" meta:character-count="1958" meta:non-whitespace-character-count="1659"/>
  </office:meta>
</office:document-meta>
</file>